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593" officeooo:paragraph-rsid="0002e593"/>
    </style:style>
    <style:style style:name="P2" style:family="paragraph" style:parent-style-name="Standard">
      <style:paragraph-properties fo:break-before="page"/>
      <style:text-properties officeooo:rsid="0002e593" officeooo:paragraph-rsid="0002e593"/>
    </style:style>
    <style:style style:name="P3" style:family="paragraph" style:parent-style-name="Standard">
      <style:text-properties officeooo:rsid="00045d8f" officeooo:paragraph-rsid="00045d8f"/>
    </style:style>
    <style:style style:name="P4" style:family="paragraph" style:parent-style-name="Standard">
      <style:text-properties officeooo:rsid="00083433" officeooo:paragraph-rsid="00083433"/>
    </style:style>
    <style:style style:name="P5" style:family="paragraph" style:parent-style-name="Standard">
      <style:text-properties officeooo:rsid="000d1b78" officeooo:paragraph-rsid="000d1b78"/>
    </style:style>
    <style:style style:name="T1" style:family="text">
      <style:text-properties officeooo:rsid="0002e593"/>
    </style:style>
    <style:style style:name="T2" style:family="text">
      <style:text-properties officeooo:rsid="00045d8f"/>
    </style:style>
    <style:style style:name="T3" style:family="text">
      <style:text-properties officeooo:rsid="000d1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Report</text:span></text:p>
      <text:p text:style-name="Standard"/>
      <text:p text:style-name="P1">IO MODULE<text:line-break/></text:p>
      <text:p text:style-name="P1">a read_number()</text:p>
      <text:p text:style-name="P1"/>
      <text:p text:style-name="P1">Creating a flowchart in text form can be challenging, but I can provide you with a description of the flowchart for the `read_number()` function:</text:p>
      <text:p text:style-name="P1"/>
      <text:p text:style-name="P1">1. **Start:**</text:p>
      <text:p text:style-name="P1"><text:s text:c="3"/>- The function begins by initializing variables: `number`, `tries` to 0.</text:p>
      <text:p text:style-name="P1"/>
      <text:p text:style-name="P1">2. **Loop Start:**</text:p>
      <text:p text:style-name="P1"><text:s text:c="3"/>- Enter a loop that continues until `tries` reaches 3.</text:p>
      <text:p text:style-name="P1"/>
      <text:p text:style-name="P1">3. **User Input Prompt:**</text:p>
      <text:p text:style-name="P1"><text:s text:c="3"/>- Print a prompt asking the user to enter a positive integer.</text:p>
      <text:p text:style-name="P1"/>
      <text:p text:style-name="P1">4. **Read Input:**</text:p>
      <text:p text:style-name="P1"><text:s text:c="3"/>- Use `scanf` to attempt to read an integer from the user.</text:p>
      <text:p text:style-name="P1"/>
      <text:p text:style-name="P1">5. **Input Validation:**</text:p>
      <text:p text:style-name="P1"><text:s text:c="3"/>- Check if the input is a valid integer and greater than 0.</text:p>
      <text:p text:style-name="P1"><text:s text:c="5"/>- If valid:</text:p>
      <text:p text:style-name="P1"><text:s text:c="7"/>- Return the entered number and end the function.</text:p>
      <text:p text:style-name="P1"><text:s text:c="5"/>- If invalid:</text:p>
      <text:p text:style-name="P1"><text:s text:c="7"/>- Print an error message.</text:p>
      <text:p text:style-name="P1"><text:s text:c="7"/>- Clear the input buffer to handle invalid input.</text:p>
      <text:p text:style-name="P1"><text:s text:c="7"/>- Increment `tries` by 1.</text:p>
      <text:p text:style-name="P1"/>
      <text:p text:style-name="P1">6. **Loop End:**</text:p>
      <text:p text:style-name="P1"><text:s text:c="3"/>- Check if `tries` is less than 3.</text:p>
      <text:p text:style-name="P1"><text:s text:c="5"/>- If yes, go back to the "Loop Start."</text:p>
      <text:p text:style-name="P1"><text:s text:c="5"/>- If no, proceed to the next step.</text:p>
      <text:p text:style-name="P1"/>
      <text:p text:style-name="P1">7. **Maximum Tries Reached:**</text:p>
      <text:p text:style-name="P1"><text:s text:c="3"/>- If the loop ends because `tries` is equal to 3:</text:p>
      <text:p text:style-name="P1"><text:s text:c="5"/>- Print a message indicating that the maximum number of tries has been reached.</text:p>
      <text:p text:style-name="P1"><text:s text:c="5"/>- Return -1 to signal an unsuccessful attempt.</text:p>
      <text:p text:style-name="P1"/>
      <text:p text:style-name="P1">8. **End:**</text:p>
      <text:p text:style-name="P1"><text:s text:c="3"/>- The function ends.</text:p>
      <text:p text:style-name="P1"/>
      <text:p text:style-name="P1">Keep in mind that the flowchart is a textual representation, and creating a graphical flowchart is typically done using specialized software or drawing tools. If you have access to such tools, you can use them to create a visual representation of the flowchart based on the provided description.</text:p>
      <text:p text:style-name="P2">KEYGEN MODULE</text:p>
      <text:p text:style-name="P1"/>
      <text:p text:style-name="P1">a) is_prime(): </text:p>
      <text:p text:style-name="P1"/>
      <text:p text:style-name="P1">Creating a textual flowchart description for your `is_prime` function:</text:p>
      <text:p text:style-name="P1"/>
      <text:p text:style-name="P1">1. **Start:**</text:p>
      <text:p text:style-name="P1"><text:s text:c="3"/>- The function begins with the check `(number &gt;= 100) &amp;&amp; (number &lt;= 1000)`.</text:p>
      <text:p text:style-name="P1"/>
      <text:p text:style-name="P1">2. **Check Number Range:**</text:p>
      <text:p text:style-name="P1"><text:s text:c="3"/>- If the number is not in the range [100, 1000], return -1.</text:p>
      <text:p text:style-name="P1"/>
      <text:p text:style-name="P1">3. **Check Negative Number:**</text:p>
      <text:p text:style-name="P1"><text:s text:c="3"/>- (Optional) If you uncomment the section for checking negative numbers, you can include a check here. However, it's currently commented out.</text:p>
      <text:p text:style-name="P1"/>
      <text:p text:style-name="P1">4. **Prime Check Loop:**</text:p>
      <text:p text:style-name="P1"><text:s text:c="3"/>- Initialize `number_of_divisions` to 0.</text:p>
      <text:p text:style-name="P1"><text:s text:c="3"/>- Enter a loop from `i = 1` to `i = number`.</text:p>
      <text:p text:style-name="P1"><text:s text:c="3"/>- Check if `number` is divisible evenly by `i`.</text:p>
      <text:p text:style-name="P1"><text:s text:c="3"/>- If yes, increment `number_of_divisions`.</text:p>
      <text:p text:style-name="P1"/>
      <text:p text:style-name="P1">5. **Prime Check Result:**</text:p>
      <text:p text:style-name="P1"><text:s text:c="3"/>- After the loop, check if `number_of_divisions` is equal to 2.</text:p>
      <text:p text:style-name="P1"><text:s text:c="5"/>- If yes, return 1 (indicating that the number is prime).</text:p>
      <text:p text:style-name="P1"><text:s text:c="5"/>- If no, return 0 (indicating that the number is not prime).</text:p>
      <text:p text:style-name="P1"/>
      <text:p text:style-name="P1">6. **End:**</text:p>
      <text:p text:style-name="P1"><text:s text:c="3"/>- The function ends.</text:p>
      <text:p text:style-name="P1"/>
      <text:p text:style-name="P1">This is a basic description of the flowchart for your `is_prime` function. The flowchart will include decision diamonds, process boxes, and connectors based on these logical steps. A graphical representation of the flowchart can be created using specialized software or drawing tools.</text:p>
      <text:p text:style-name="P1"/>
      <text:p text:style-name="P1"/>
      <text:p text:style-name="P1">b) gcd()</text:p>
      <text:p text:style-name="P1"/>
      <text:p text:style-name="P1">Certainly! Below is a textual description of the flowchart for the `gcd` function that uses the Euclidean algorithm:</text:p>
      <text:p text:style-name="P1"/>
      <text:p text:style-name="P1">1. **Start:**</text:p>
      <text:p text:style-name="P1"><text:s text:c="3"/>- The function begins with the check `(a == b) || (a &lt; 0) || (b &lt; 0)`.</text:p>
      <text:p text:style-name="P1"/>
      <text:p text:style-name="P1">2. **Input Validation:**</text:p>
      <text:p text:style-name="P1"><text:s text:c="3"/>- If the input does not satisfy the conditions, return -1.</text:p>
      <text:p text:style-name="P1"/>
      <text:p text:style-name="P1">3. **Check Base Case:**</text:p>
      <text:p text:style-name="P1"><text:s text:c="3"/>- Check if `b` is equal to 0.</text:p>
      <text:p text:style-name="P1"><text:s text:c="5"/>- If yes, return `a` (as `a` is the GCD in this case).</text:p>
      <text:p text:style-name="P1"/>
      <text:p text:style-name="P1">4. **Recursive Call:**</text:p>
      <text:p text:style-name="P1"><text:s text:c="3"/>- Calculate the remainder (`remainder`) using `a % b`.</text:p>
      <text:p text:style-name="P1"><text:soft-page-break/><text:s text:c="3"/>- Make a recursive call to `gcd(b, remainder)`.</text:p>
      <text:p text:style-name="P1"/>
      <text:p text:style-name="P1">5. **End (Base Case):**</text:p>
      <text:p text:style-name="P1"><text:s text:c="3"/>- The recursive calls continue until `b` becomes 0.</text:p>
      <text:p text:style-name="P1"><text:s text:c="3"/>- The final GCD is returned.</text:p>
      <text:p text:style-name="P1"/>
      <text:p text:style-name="P1">This textual description outlines the logic of the `gcd` function using the Euclidean algorithm. A graphical representation of the flowchart can be created using specialized software or drawing tools. The flowchart will include decision diamonds, process boxes, and connectors based on these logical steps.</text:p>
      <text:p text:style-name="P1"/>
      <text:p text:style-name="P1">c) <text:span text:style-name="T2">modulus</text:span></text:p>
      <text:p text:style-name="P1"/>
      <text:p text:style-name="P3">Creating a textual description of a flowchart for the `modulus` function:</text:p>
      <text:p text:style-name="P3"/>
      <text:p text:style-name="P3">1. **Start:**</text:p>
      <text:p text:style-name="P3"><text:s text:c="3"/>- The function begins with the check `(p &lt;= 0) || (q &lt;= 0)`.</text:p>
      <text:p text:style-name="P3"/>
      <text:p text:style-name="P3">2. **Input Validation:**</text:p>
      <text:p text:style-name="P3"><text:s text:c="3"/>- If either `p` or `q` is less than or equal to 0, return -1.</text:p>
      <text:p text:style-name="P3"/>
      <text:p text:style-name="P3">3. **Calculate Modulus:**</text:p>
      <text:p text:style-name="P3"><text:s text:c="3"/>- If input is valid, calculate the product of `p` and `q`.</text:p>
      <text:p text:style-name="P3"/>
      <text:p text:style-name="P3">4. **Return Result:**</text:p>
      <text:p text:style-name="P3"><text:s text:c="3"/>- Return the result of the product as a `long` integer.</text:p>
      <text:p text:style-name="P3"/>
      <text:p text:style-name="P3">5. **End:**</text:p>
      <text:p text:style-name="P3"><text:s text:c="3"/>- The function ends.</text:p>
      <text:p text:style-name="P3"/>
      <text:p text:style-name="P3">This is a basic textual representation of the flowchart for the `modulus` function. A graphical representation of the flowchart can be created using specialized software or drawing tools. The flowchart will include decision diamonds, process boxes, and connectors based on these logical steps.</text:p>
      <text:p text:style-name="P3"/>
      <text:p text:style-name="P3">Keep in mind that the flowchart is a simplification and does not represent all the intricacies that a detailed flowchart might include. Depending on the desired level of detail, you may need to include additional elements in the flowchart to capture specific conditions or actions.</text:p>
      <text:p text:style-name="P3"/>
      <text:p text:style-name="P3">d) phi()</text:p>
      <text:p text:style-name="P3"/>
      <text:p text:style-name="P3">Here's a textual description of a flowchart for the `phi` function:</text:p>
      <text:p text:style-name="P3"/>
      <text:p text:style-name="P3">1. **Start:**</text:p>
      <text:p text:style-name="P3"><text:s text:c="3"/>- The function begins with the check `(p &lt;= 0) || (q &lt;= 0) || (p == q)`.</text:p>
      <text:p text:style-name="P3"/>
      <text:p text:style-name="P3">2. **Input Validation:**</text:p>
      <text:p text:style-name="P3"><text:s text:c="3"/>- If either `p` or `q` is less than or equal to 0, or if `p` is equal to `q`, return -1.</text:p>
      <text:p text:style-name="P3"/>
      <text:p text:style-name="P3">3. **Calculate Phi:**</text:p>
      <text:p text:style-name="P3"><text:s text:c="3"/>- If input is valid, calculate the totient (phi) function: `(p - 1) * (q - 1)`.</text:p>
      <text:p text:style-name="P3"/>
      <text:p text:style-name="P3"><text:soft-page-break/>4. **Return Result:**</text:p>
      <text:p text:style-name="P3"><text:s text:c="3"/>- Return the result of the totient function as a `long` integer.</text:p>
      <text:p text:style-name="P3"/>
      <text:p text:style-name="P3">5. **End:**</text:p>
      <text:p text:style-name="P3"><text:s text:c="3"/>- The function ends.</text:p>
      <text:p text:style-name="P3"/>
      <text:p text:style-name="P3">This is a basic textual representation of the flowchart for the `phi` function. A graphical representation of the flowchart can be created using specialized software or drawing tools. The flowchart will include decision diamonds, process boxes, and connectors based on these logical steps.</text:p>
      <text:p text:style-name="P3"/>
      <text:p text:style-name="P3">Please note that this is a simplified representation, and depending on your requirements, you might want to include additional details in the flowchart.</text:p>
      <text:p text:style-name="P3"/>
      <text:p text:style-name="P5">d) public_exponent()</text:p>
      <text:p text:style-name="P5"/>
      <text:p text:style-name="P5">The `public_exponent` function generates a possible public exponent (`e`) for use in the RSA algorithm, given Euler's totient function value (`phi`). Here's a concise explanation of how the function works:</text:p>
      <text:p text:style-name="P5"/>
      <text:p text:style-name="P5">- **Input Validation:**</text:p>
      <text:p text:style-name="P5"><text:s text:c="2"/>- The function begins by validating the input parameter `phi`. If `phi` is less than or equal to 0, the function returns -1, indicating an error.</text:p>
      <text:p text:style-name="P5"/>
      <text:p text:style-name="P5">- **Array of Possible Exponents:**</text:p>
      <text:p text:style-name="P5"><text:s text:c="2"/>- The function initializes a counter (`count`) and an array (`public_exponent`) to store possible values of `e`. The array is designed to hold up to `(phi/2) + 1` elements, as it considers only odd numbers in the given range.</text:p>
      <text:p text:style-name="P5"/>
      <text:p text:style-name="P5">- **Iterate through Possible Exponents:**</text:p>
      <text:p text:style-name="P5"><text:s text:c="2"/>- The function uses a loop to iterate through possible values of `e` in the range from 3 to `phi`. It skips even numbers greater than 2. For each value of `i`, it checks if the greatest common divisor (GCD) of `i` and `phi` is 1 (indicating coprimality).</text:p>
      <text:p text:style-name="P5"/>
      <text:p text:style-name="P5">- **Store Valid Exponents:**</text:p>
      <text:p text:style-name="P5"><text:s text:c="2"/>- If the GCD is 1, meaning `i` and `phi` are coprime, the function stores the value of `i` in the `public_exponent` array and increments the counter (`count`).</text:p>
      <text:p text:style-name="P5"/>
      <text:p text:style-name="P5">- **Generate Random Exponent:**</text:p>
      <text:p text:style-name="P5"><text:s text:c="2"/>- After collecting valid exponents, the function seeds the random number generator with the current time. It then generates a random index (`random_index`) within the range of valid exponents stored in the array.</text:p>
      <text:p text:style-name="P5"/>
      <text:p text:style-name="P5">- **Return Random Exponent:**</text:p>
      <text:p text:style-name="P5"><text:s text:c="2"/>- The function returns the value of the public exponent corresponding to the randomly selected index.</text:p>
      <text:p text:style-name="P5"/>
      <text:p text:style-name="P5">In summary, the function calculates a list of possible public exponent values, filters out the ones that are coprime with `phi`, and then randomly selects one of the remaining values. This approach aims to provide variety and security in choosing a public exponent for RSA encryption.</text:p>
      <text:p text:style-name="P5"/>
      <text:p text:style-name="P3"/>
      <text:p text:style-name="P4"><text:soft-page-break/><text:span text:style-name="T3">e</text:span>) p<text:span text:style-name="T3">rivate</text:span>_exponent()</text:p>
      <text:p text:style-name="P4"/>
      <text:p text:style-name="P4">The `private_exponent` function calculates the private exponent (`d`) for use in the RSA algorithm, given the public exponent (`e`) and Euler's totient function value (`phi`). Here's a concise explanation of how the function works:</text:p>
      <text:p text:style-name="P4"/>
      <text:p text:style-name="P4">- **Input Validation:**</text:p>
      <text:p text:style-name="P4"><text:s text:c="2"/>- The function begins by validating the input parameters `e` and `phi`. If either of them is less than or equal to 0, the function returns -1, indicating an error.</text:p>
      <text:p text:style-name="P4"/>
      <text:p text:style-name="P4">- **Initialize Variables:**</text:p>
      <text:p text:style-name="P4"><text:s text:c="2"/>- The function initializes three variables:</text:p>
      <text:p text:style-name="P4"><text:s text:c="4"/>- `d`: The private exponent, initially set to 1.</text:p>
      <text:p text:style-name="P4"><text:s text:c="4"/>- `x`: A second accumulator, initially set to 0.</text:p>
      <text:p text:style-name="P4"><text:s text:c="4"/>- `g`: The greatest common divisor (GCD) of `phi` and `e`.</text:p>
      <text:p text:style-name="P4"/>
      <text:p text:style-name="P4">- **Calculate Extended GCD:**</text:p>
      <text:p text:style-name="P4"><text:s text:c="2"/>- The function calls the `gcdExtended` function, passing `phi`, `e`, `x`, and `d` as parameters. The extended Euclidean algorithm is used to calculate both the GCD (`g`) and coefficients (`x` and `d`) such that `g = phi * x + e * d`.</text:p>
      <text:p text:style-name="P4"/>
      <text:p text:style-name="P4">- **Check GCD Condition:**</text:p>
      <text:p text:style-name="P4"><text:s text:c="2"/>- If the GCD (`g`) is not equal to 1, meaning that `phi` and `e` are not coprime, the function returns -1 as an error.</text:p>
      <text:p text:style-name="P4"/>
      <text:p text:style-name="P4">- **Adjust Negative `d`:**</text:p>
      <text:p text:style-name="P4"><text:s text:c="2"/>- If `d` is already a non-negative value, the function returns `d` as the private exponent.</text:p>
      <text:p text:style-name="P4"><text:s text:c="2"/>- If `d` is negative, it adjusts it to a positive value by adding `phi` to it. This is because the private exponent must be positive.</text:p>
      <text:p text:style-name="P4"/>
      <text:p text:style-name="P4">- **Return Private Exponent:**</text:p>
      <text:p text:style-name="P4"><text:s text:c="2"/>- The function returns the calculated private exponent (`d`).</text:p>
      <text:p text:style-name="P4"/>
      <text:p text:style-name="P4">In summary, the function uses the extended Euclidean algorithm to calculate the GCD of `phi` and `e` along with coefficients `x` and `d`. It checks if the GCD is 1, indicating coprimality, and then adjusts the private exponent to ensure it is positive before returning it. The private exponent is a crucial component in the RSA algorithm for decryption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47:29.987127308</meta:creation-date>
    <dc:date>2023-12-06T18:15:52.196325363</dc:date>
    <meta:editing-duration>PT11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30" meta:word-count="1539" meta:character-count="9187" meta:non-whitespace-character-count="7562"/>
  </office:meta>
</office:document-meta>
</file>